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17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Elizabeth D. Baird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April 20</text:p>
      <text:p text:style-name="P4">Month<text:tab/><text:tab/><text:tab/><text:tab/><text:tab/><text:tab/>April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The paper is taped down the center vertical fold on page 2.</text:p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Dear Sir/</text:p>
      <text:p text:style-name="P2"><text:tab/>Let me acknowledge/ your kindness in sending me/ the touching and beautiful/ sermon of The Rev Mr Morais/ <text:s/>I had told Miss Louisa Gratz/ on Monday of my desire to/ hear him speak on <text:span text:style-name="T2">the</text:span><text:span text:style-name="T3"> subject/ feeling that from him, I should/ hear, loving, loyal, and comfort/ing words, but sickness pre/vented me./</text:span></text:p>
      <text:p text:style-name="P2"><text:span text:style-name="T3"><text:tab/>Had I been able to attend/ I should not indeed have/ been disappointed. <text:s/>The sad/-ness of a sorrow stricken/ heart speaks, clothed in/ affecting and poetical/</text:span></text:p>
      <text:p text:style-name="P2"><text:span text:style-name="T3"/></text:p>
      <text:p text:style-name="P2"><text:span text:style-name="T3">[Page 2]</text:span></text:p>
      <text:p text:style-name="P2"><text:span text:style-name="T3">language./</text:span></text:p>
      <text:p text:style-name="P2"><text:span text:style-name="T3"><text:tab/>Although I have a/ very slight acquaintance/ with Mr Morais, yet the/ impression was so ineffacable[sic!]/ that it would gratify/ me very much if you/ would tell him of the/ comfort and admiration/ his words afforded./</text:span></text:p>
      <text:p text:style-name="P2"><text:span text:style-name="T3"><text:tab/>very truly yours/ Elizabeth D Baird/</text:span></text:p>
      <text:p text:style-name="P2"><text:span text:style-name="T3">Thursday April 20th/</text:span></text:p>
      <text:p text:style-name="P2"><text:span text:style-name="T3">1340 Pine S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5:41:30.32</meta:creation-date>
    <dc:date>2012-01-24T15:46:31.88</dc:date>
    <dc:creator>Penn Libraries</dc:creator>
    <meta:editing-duration>PT00H05M0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1" meta:word-count="306" meta:character-count="2089"/>
  </office:meta>
</office:document-meta>
</file>